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30000008D0A79701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roid Sans Fallback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8pt" fo:font-weight="bold" style:font-size-asian="7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fo:font-weight="bold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style:text-position="super 58%" style:font-name="Times New Roman1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T3" style:family="text">
      <style:text-properties style:font-name="Times New Roman1" fo:font-size="15pt" fo:font-weight="normal" style:font-name-asian="Times New Roman1" style:font-size-asian="15pt" style:font-weight-asian="normal" style:font-name-complex="Times New Roman1" style:font-size-complex="15pt" style:font-weight-complex="normal"/>
    </style:style>
    <style:style style:name="T4" style:family="text">
      <style:text-properties style:font-name="Times New Roman1" style:font-name-asian="Droid Sans Fallback" style:font-name-complex="Times New Roman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ssignment 2 – Project Idea and Team Formation</text:p>
      <text:p text:style-name="P8">4002-XXX</text:p>
      <text:p text:style-name="P6"/>
      <text:p text:style-name="P4">(These specifications may be changed by the instructor at any time)</text:p>
      <text:p text:style-name="P7"/>
      <text:p text:style-name="P3"><text:tab/><text:span text:style-name="T5">Purpose: </text:span>You will be required to present your project idea and your team members (if <text:tab/>applicable). List yourself in the group section even if you do not have any group members. </text:p>
      <text:p text:style-name="P3"><text:tab/>Please discuss the final idea with your group members and the professor.</text:p>
      <text:p text:style-name="P5"/>
      <text:p text:style-name="P5"><text:tab/>Project Idea</text:p>
      <text:p text:style-name="P3"/>
      <text:p text:style-name="P3"><text:tab/>Title: <text:tab/>_______________________________________________________<text:line-break/><text:line-break/><text:tab/>Description: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tab/><text:span text:style-name="T5">Team Formation<text:line-break/><text:line-break/><text:tab/></text:span>List your group members (if applicable), including yourself<text:line-break/><text:line-break/><text:tab/><text:span text:style-name="T6">(You)<text:tab/><text:tab/><text:tab/><text:tab/><text:tab/><text:tab/></text:span><text:span text:style-name="T7"><text:tab/><text:tab/></text:span><text:span text:style-name="T6">Others (If applicable)</text:span><text:span text:style-name="T7"><text:tab/></text:span><text:line-break/><text:line-break/><text:tab/><text:span text:style-name="T6"><text:tab/><text:tab/><text:tab/><text:tab/><text:tab/><text:tab/></text:span></text:p>
      <text:p text:style-name="P10"/>
      <text:p text:style-name="P9"><text:span text:style-name="T7"><text:tab/></text:span><text:span text:style-name="T6"><text:tab/><text:tab/><text:tab/><text:tab/><text:tab/><text:tab/><text:line-break/><text:line-break/></text:span><text:span text:style-name="T7"><text:tab/></text:span><text:span text:style-name="T6"><text:tab/><text:tab/><text:tab/><text:tab/><text:tab/><text:tab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" style:font-family-generic="roman"/>
    <style:font-face style:name="Droid Sans Fallback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347in" table:align="left" style:writing-mode="lr-tb"/>
    </style:style>
    <style:style style:name="Table1.A" style:family="table-column">
      <style:table-column-properties style:column-width="1.7326in"/>
    </style:style>
    <style:style style:name="Table1.B" style:family="table-column">
      <style:table-column-properties style:column-width="5.202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B1" style:family="table-cell">
      <style:table-cell-properties style:vertical-align="top" fo:padding="0.0382in" fo:border="0.0007in solid #000000" style:writing-mode="lr-tb"/>
    </style:style>
    <style:style style:name="MP1" style:family="paragraph" style:parent-style-name="Table_20_Contents">
      <style:paragraph-properties fo:text-align="center" style:justify-single-word="false" style:snap-to-layout-grid="false"/>
    </style:style>
    <style:style style:name="MP2" style:family="paragraph" style:parent-style-name="Standard">
      <style:paragraph-properties style:snap-to-layout-grid="false"/>
    </style:style>
    <style:style style:name="MT1" style:family="text">
      <style:text-properties fo:font-size="28pt" fo:font-weight="normal" style:font-size-asian="28pt" style:font-weight-asian="normal" style:font-size-complex="28pt" style:font-weight-complex="normal"/>
    </style:style>
    <style:style style:name="MT2" style:family="text">
      <style:text-properties style:text-position="super 58%" style:font-name="Times New Roman1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MT3" style:family="text">
      <style:text-properties style:font-name="Times New Roman1" fo:font-size="15pt" fo:font-weight="normal" style:font-name-asian="Times New Roman1" style:font-size-asian="15pt" style:font-weight-asian="normal" style:font-name-complex="Times New Roman1" style:font-size-complex="15pt" style:font-weight-complex="normal"/>
    </style:style>
    <style:style style:name="MT4" style:family="text">
      <style:text-properties style:font-name="Times New Roman1" style:font-name-asian="Droid Sans Fallback" style:font-name-complex="Times New Roman1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MT1">R </text:span><text:span text:style-name="MT2">●</text:span><text:span text:style-name="MT1"> I </text:span><text:span text:style-name="MT2">●</text:span><text:span text:style-name="MT3"> </text:span><text:span text:style-name="MT1">T</text:span></text:p>
            </table:table-cell>
            <table:table-cell table:style-name="Table1.B1" office:value-type="string">
              <text:p text:style-name="MP2">Rochester Institute of Technology</text:p>
              <text:p text:style-name="Standard">Golisano College of Computing and Information Sciences</text:p>
              <text:p text:style-name="Standard">Department of Information Sciences and Technologies</text:p>
            </table:table-cell>
          </table:table-row>
        </table:table>
        <text:p text:style-name="Standard"/>
      </style:header>
      <style:footer>
        <text:p text:style-name="Footer"><draw:frame draw:style-name="Mfr1" draw:name="graphics1" text:anchor-type="paragraph" svg:width="1.3425in" svg:height="0.4693in" draw:z-index="0"><draw:image xlink:href="Pictures/10000201000001930000008D0A797014.png" xlink:type="simple" xlink:show="embed" xlink:actuate="onLoad"/></draw:frame> <text:s/><text:span text:style-name="MT4">© Cody Van De Mark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n </meta:initial-creator>
    <meta:creation-date>2011-09-12T13:45:21</meta:creation-date>
    <dc:date>2012-02-29T00:03:29</dc:date>
    <dc:creator>Ren </dc:creator>
    <meta:editing-duration>PT1H36M5S</meta:editing-duration>
    <meta:editing-cycles>8</meta:editing-cycles>
    <meta:generator>LibreOffice/3.3$Unix LibreOffice_project/330m19$Build-401</meta:generator>
    <meta:document-statistic meta:table-count="1" meta:image-count="1" meta:object-count="0" meta:page-count="1" meta:paragraph-count="14" meta:word-count="109" meta:character-count="774"/>
  </office:meta>
</office:document-meta>
</file>